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FTPDataPacket.getBlock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DataPacket.getData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DataPacket.TFTPDataPacket( InetAddress destination , int port , int blockNumber , byte [ ] data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FTPDataPacket.newDatag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FTPDataPacke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DataPacket._newDatagram( DatagramPacket datagram , byte [ ]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FTPDataPack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DataPacket.TFTPDataPacket( InetAddress destination , int port , int blockNumber ,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DataPacket.setData( byte [ ] data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FTPDataPacket.TFTPDataPacket( DatagramPacket datag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FTPDataPacket.setBlockNumber( int block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